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4.911cm"/>
    </style:style>
    <style:style style:name="co11" style:family="table-column">
      <style:table-column-properties fo:break-before="auto" style:column-width="5.8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747cm"/>
    </style:style>
    <style:style style:name="co14" style:family="table-column">
      <style:table-column-properties fo:break-before="auto" style:column-width="6.292cm"/>
    </style:style>
    <style:style style:name="co15" style:family="table-column">
      <style:table-column-properties fo:break-before="auto" style:column-width="8.199cm"/>
    </style:style>
    <style:style style:name="co16" style:family="table-column">
      <style:table-column-properties fo:break-before="auto" style:column-width="6.264cm"/>
    </style:style>
    <style:style style:name="co17" style:family="table-column">
      <style:table-column-properties fo:break-before="auto" style:column-width="6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="0.99pt solid #000000"/>
    </style:style>
    <style:style style:name="ce2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enchmark-v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Speed Evalu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Encapsulation [cycles] (mean)</text:p>
          </table:table-cell>
          <table:table-cell office:value-type="string" calcext:value-type="string">
            <text:p>Encapsulation [cycles] (min)</text:p>
          </table:table-cell>
          <table:table-cell office:value-type="string" calcext:value-type="string">
            <text:p>Encapsulation [cycles] (max)</text:p>
          </table:table-cell>
          <table:table-cell office:value-type="string" calcext:value-type="string">
            <text:p>Decapsulation [cycles] (mean)</text:p>
          </table:table-cell>
          <table:table-cell office:value-type="string" calcext:value-type="string">
            <text:p>Decapsulation [cycles] (min)</text:p>
          </table:table-cell>
          <table:table-cell office:value-type="string" calcext:value-type="string">
            <text:p>Decapsulation [cycles] (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ory Evalu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Encapsulation [bytes]</text:p>
          </table:table-cell>
          <table:table-cell office:value-type="string" calcext:value-type="string">
            <text:p>Decapsulation [bytes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CROSSV1.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1.2 + LightCROS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table:number-columns-repeated="3"/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ref</text:p>
          </table:table-cell>
          <table:table-cell office:value-type="float" office:value="7984" calcext:value-type="float">
            <text:p>7984</text:p>
          </table:table-cell>
          <table:table-cell office:value-type="float" office:value="203436" calcext:value-type="float">
            <text:p>203436</text:p>
          </table:table-cell>
          <table:table-cell office:value-type="float" office:value="92524" calcext:value-type="float">
            <text:p>92524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  <table:table-cell office:value-type="string" calcext:value-type="string">
            <text:p>cross-sha3-r-sdp-3-balance</text:p>
          </table:table-cell>
          <table:table-cell office:value-type="string" calcext:value-type="string">
            <text:p>ref</text:p>
          </table:table-cell>
          <table:table-cell office:value-type="float" office:value="16616" calcext:value-type="float">
            <text:p>16616</text:p>
          </table:table-cell>
          <table:table-cell office:value-type="float" office:value="471268" calcext:value-type="float">
            <text:p>471268</text:p>
          </table:table-cell>
          <table:table-cell office:value-type="float" office:value="211444" calcext:value-type="float">
            <text:p>211444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  <table:table-cell office:value-type="string" calcext:value-type="string">
            <text:p>cross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1-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1-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/>
          <table:table-cell office:value-type="string" calcext:value-type="string">
            <text:p>cross-sha3-r-sdp-5-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-3-balance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/>
          <table:table-cell office:value-type="string" calcext:value-type="string">
            <text:p>cross-sha3-r-sdpg-1-balance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145484" calcext:value-type="float">
            <text:p>145484</text:p>
          </table:table-cell>
          <table:table-cell office:value-type="float" office:value="71860" calcext:value-type="float">
            <text:p>71860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</table:table-row>
        <table:table-row table:style-name="ro1">
          <table:table-cell office:value-type="string" calcext:value-type="string">
            <text:p>crossv2.0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1-small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512284" calcext:value-type="float">
            <text:p>512284</text:p>
          </table:table-cell>
          <table:table-cell office:value-type="float" office:value="247092" calcext:value-type="float">
            <text:p>247092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</table:table-row>
        <table:table-row table:style-name="ro1">
          <table:table-cell office:value-type="string" calcext:value-type="string">
            <text:p>crossv2.0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balance</text:p>
          </table:table-cell>
          <table:table-cell office:value-type="string" calcext:value-type="string">
            <text:p>ref</text:p>
          </table:table-cell>
          <table:table-cell office:value-type="float" office:value="7336" calcext:value-type="float">
            <text:p>7336</text:p>
          </table:table-cell>
          <table:table-cell office:value-type="float" office:value="223656" calcext:value-type="float">
            <text:p>223656</text:p>
          </table:table-cell>
          <table:table-cell office:value-type="float" office:value="110604" calcext:value-type="float">
            <text:p>110604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</table:table-row>
        <table:table-row table:style-name="ro1">
          <table:table-cell office:value-type="string" calcext:value-type="string">
            <text:p>crossv2.0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</table:table-row>
        <table:table-row table:style-name="ro1">
          <table:table-cell office:value-type="string" calcext:value-type="string">
            <text:p>crossv2.0-sha3-r-sdpg-1-balance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/>
          <table:table-cell office:value-type="string" calcext:value-type="string">
            <text:p>cross-sha3-r-sdpg-5-balance</text:p>
          </table:table-cell>
          <table:table-cell office:value-type="string" calcext:value-type="string">
            <text:p>ref</text:p>
          </table:table-cell>
          <table:table-cell office:value-type="float" office:value="11312" calcext:value-type="float">
            <text:p>11312</text:p>
          </table:table-cell>
          <table:table-cell office:value-type="float" office:value="412636" calcext:value-type="float">
            <text:p>412636</text:p>
          </table:table-cell>
          <table:table-cell office:value-type="float" office:value="203212" calcext:value-type="float">
            <text:p>203212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</table:table-row>
        <table:table-row table:style-name="ro1">
          <table:table-cell office:value-type="string" calcext:value-type="string">
            <text:p>crossv2.0-sha3-r-sdpg-1-small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/>
          <table:table-cell office:value-type="string" calcext:value-type="string">
            <text:p>cross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v2.0-sha3-r-sdpg-3-balance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2.0-sha3-r-sdpg-3-small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2.0-sha3-r-sdpg-5-balance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ssv2.0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shing Evalu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Encapsulation [%]</text:p>
          </table:table-cell>
          <table:table-cell office:value-type="string" calcext:value-type="string">
            <text:p>Decapsulation [%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Sign [%]</text:p>
          </table:table-cell>
          <table:table-cell office:value-type="string" calcext:value-type="string">
            <text:p>Verify [%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 Evalu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1"/>
        </table:table-row>
      </table:table>
      <table:table table:name="Pivot Table_benchmark-v2.0_1" table:style-name="ta1">
        <table:table-column table:style-name="co13" table:default-cell-style-name="ce16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2" table:default-cell-style-name="ce25"/>
        <table:table-row table:style-name="ro1">
          <table:table-cell table:style-name="ce15" office:value-type="string" calcext:value-type="string">
            <text:p>Scheme</text:p>
          </table:table-cell>
          <table:table-cell table:style-name="ce20" office:value-type="string" calcext:value-type="string">
            <text:p>Implementation</text:p>
          </table:table-cell>
          <table:table-cell table:style-name="ce20" office:value-type="string" calcext:value-type="string">
            <text:p>Key Generation [bytes]</text:p>
          </table:table-cell>
          <table:table-cell table:style-name="ce20" office:value-type="string" calcext:value-type="string">
            <text:p>Sign [bytes]</text:p>
          </table:table-cell>
          <table:table-cell table:style-name="ce20" office:value-type="string" calcext:value-type="string">
            <text:p>Verify [bytes]</text:p>
          </table:table-cell>
          <table:table-cell table:style-name="ce24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/>
        </table:table-row>
        <table:table-row table:style-name="ro1">
          <table:table-cell table:style-name="ce17"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/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22" table:number-columns-repeated="3"/>
          <table:table-cell table:style-name="ce23"/>
          <table:table-cell table:style-name="ce26"/>
        </table:table-row>
      </table:table>
      <table:named-expressions/>
      <table:data-pilot-tables>
        <table:data-pilot-table table:name="DataPilot1" table:application-data="" table:target-range-address="'Pivot Table_benchmark-v2.0_1'.A1:'Pivot Table_benchmark-v2.0_1'.F15" table:buttons="'Pivot Table_benchmark-v2.0_1'.A1 'Pivot Table_benchmark-v2.0_1'.B1 'Pivot Table_benchmark-v2.0_1'.C1 'Pivot Table_benchmark-v2.0_1'.D1 'Pivot Table_benchmark-v2.0_1'.E1" table:show-filter-button="false" table:drill-down-on-double-click="false">
          <table:source-cell-range table:cell-range-address="'benchmark-v2.0'.A10:'benchmark-v2.0'.E35">
            <table:filter>
              <table:filter-condition table:field-number="0" table:value="crossv1\.2.*" table:operator="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heme" table:orientation="row" table:used-hierarchy="0" table:function="auto">
            <table:data-pilot-level table:show-empty="false" calcext:repeat-item-labels="false">
              <table:data-pilot-members>
                <table:data-pilot-member table:name="crossv1.2-sha3-r-sdp-1-balance" table:display="true" table:show-details="true"/>
                <table:data-pilot-member table:name="crossv1.2-sha3-r-sdp-1-small" table:display="true" table:show-details="true"/>
                <table:data-pilot-member table:name="crossv1.2-sha3-r-sdp-3-balance" table:display="true" table:show-details="true"/>
                <table:data-pilot-member table:name="crossv1.2-sha3-r-sdp-3-small" table:display="true" table:show-details="true"/>
                <table:data-pilot-member table:name="crossv1.2-sha3-r-sdp-5-balance" table:display="true" table:show-details="true"/>
                <table:data-pilot-member table:name="crossv1.2-sha3-r-sdp-5-small" table:display="true" table:show-details="true"/>
                <table:data-pilot-member table:name="crossv1.2-sha3-r-sdpg-1-balance" table:display="true" table:show-details="true"/>
                <table:data-pilot-member table:name="crossv1.2-sha3-r-sdpg-1-small" table:display="true" table:show-details="true"/>
                <table:data-pilot-member table:name="crossv1.2-sha3-r-sdpg-3-balance" table:display="true" table:show-details="true"/>
                <table:data-pilot-member table:name="crossv1.2-sha3-r-sdpg-3-small" table:display="true" table:show-details="true"/>
                <table:data-pilot-member table:name="crossv1.2-sha3-r-sdpg-5-balance" table:display="true" table:show-details="true"/>
                <table:data-pilot-member table:name="crossv1.2-sha3-r-sdpg-5-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row" table:used-hierarchy="0" table:function="auto">
            <table:data-pilot-level table:show-empty="false" calcext:repeat-item-labels="false">
              <table:data-pilot-members>
                <table:data-pilot-member table:name="profile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216" table:display="true" table:show-details="true"/>
                <table:data-pilot-member table:name="3936" table:display="true" table:show-details="true"/>
                <table:data-pilot-member table:name="4232" table:display="true" table:show-details="true"/>
                <table:data-pilot-member table:name="4240" table:display="true" table:show-details="true"/>
                <table:data-pilot-member table:name="6296" table:display="true" table:show-details="true"/>
                <table:data-pilot-member table:name="8352" table:display="true" table:show-details="true"/>
                <table:data-pilot-member table:name="143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6856" table:display="true" table:show-details="true"/>
                <table:data-pilot-member table:name="99368" table:display="true" table:show-details="true"/>
                <table:data-pilot-member table:name="118320" table:display="true" table:show-details="true"/>
                <table:data-pilot-member table:name="215384" table:display="true" table:show-details="true"/>
                <table:data-pilot-member table:name="227536" table:display="true" table:show-details="true"/>
                <table:data-pilot-member table:name="263152" table:display="true" table:show-details="true"/>
                <table:data-pilot-member table:name="351800" table:display="true" table:show-details="true"/>
                <table:data-pilot-member table:name="351824" table:display="true" table:show-details="true"/>
                <table:data-pilot-member table:name="386672" table:display="true" table:show-details="true"/>
                <table:data-pilot-member table:name="416968" table:display="true" table:show-details="true"/>
                <table:data-pilot-member table:name="514128" table:display="true" table:show-details="true"/>
                <table:data-pilot-member table:name="577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1128" table:display="true" table:show-details="true"/>
                <table:data-pilot-member table:name="33480" table:display="true" table:show-details="true"/>
                <table:data-pilot-member table:name="48336" table:display="true" table:show-details="true"/>
                <table:data-pilot-member table:name="73580" table:display="true" table:show-details="true"/>
                <table:data-pilot-member table:name="84352" table:display="true" table:show-details="true"/>
                <table:data-pilot-member table:name="98660" table:display="true" table:show-details="true"/>
                <table:data-pilot-member table:name="108780" table:display="true" table:show-details="true"/>
                <table:data-pilot-member table:name="108788" table:display="true" table:show-details="true"/>
                <table:data-pilot-member table:name="121688" table:display="true" table:show-details="true"/>
                <table:data-pilot-member table:name="155236" table:display="true" table:show-details="true"/>
                <table:data-pilot-member table:name="157796" table:display="true" table:show-details="true"/>
                <table:data-pilot-member table:name="214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0:10:15.1900254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16T22:38:57.283071474</dc:date>
    <meta:editing-duration>PT12H29M7S</meta:editing-duration>
    <meta:editing-cycles>7</meta:editing-cycles>
    <meta:document-statistic meta:table-count="2" meta:cell-count="406" meta:object-count="0"/>
  </office:meta>
</office:document-meta>
</file>